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 thick blue haze, hung in the dim corridor. It was also a taste, a smell, that permeated everything and would stay for far too long, unwelcome and sickly sweet, like a wound untended in the sun. </text:p>
      <text:p text:style-name="Standard"/>
      <text:p text:style-name="Standard">Charlat coughed and charged through, his eyes squinted to slits. His heavy armor boots clanking against the floor grates. He knew not from where he came. He seemed to have always been here, running into this wreckage.</text:p>
      <text:p text:style-name="Standard"/>
      <text:p text:style-name="Standard">Moments ago this section of the ship had been an infirmary. Wounded soldiers, unwell crew-people, and those who reacted poorly to deep space flight all had laid here in various states of recovery <text:s/></text:p>
      <text:p text:style-name="Standard"><text:line-break/> A boarding party torpedo had crashed through the ships hull and deposited its load, like a virus spews RNA into a compromised cell. Charlat noticed none of the patients now. The room was a crater. Laser fire boiled in the corridor beyond, then the ripping of a saw bayonet and the fire was silent. </text:p>
      <text:p text:style-name="Standard"/>
      <text:p text:style-name="Standard">He braced the muzzle of his heavy turbo laser against the torn wall plates and covered himself behind the broken structural beams. Charlat's hands shook and he sweat. <text:s/>As fast as the sweat rose to his skin He could feel <text:s/>it <text:s/>wicked away by nano scrubbers in his suit. More hydration and stabilizing chemicals poured into him through IV's in his leg, arm, and neck. The onboard computer fought his animal body, pushing to maintain homeostasis. </text:p>
      <text:p text:style-name="Standard"/>
      <text:p text:style-name="Standard">The first of the boarding party rounded the corner to the crater of the infirmary. Charlat did not fire but waited. He was hidden. The only loyal wayfarer between the ship's bridge and the boarding party. </text:p>
      <text:p text:style-name="Standard"/>
      <text:p text:style-name="Standard">Once six of the Hantonese marauders had made the corner and were picking their way through the uneven slag of the crater did he fire. Vengeance and a sound unworldly as a the beams broke the sound barrier and the air around them crackled with arcs of static and hot friction. </text:p>
      <text:p text:style-name="Standard"><text:line-break/>Gaping wounds. Chests, heads, whole sections of leg burned away in an instant. Cauterized by heat greater than the center of the sun some wounds did not bleed. Others cracked like old lava under pressure from new magma below, and the red vital ooze flowed once more.</text:p>
      <text:p text:style-name="Standard"/>
      <text:p text:style-name="Standard">All six fell. Charlat moved. The corridor beyond was surely full of more. He rounded the corner and almost fired upon the English doctor.</text:p>
      <text:p text:style-name="Standard"/>
      <text:p text:style-name="Standard">“Don't fucking shoot mate I have already plugged more holes in my guts today than I can count. Get over here I need some blood off you and some chems off of your suit. Open your medical compartment.” </text:p>
      <text:p text:style-name="Standard"><text:line-break/>The corridor was a foul slick of blood and carnage. The once white walls were splashed blackest crimson and ichor gummed the deck so thick the corners were rounded with it. The doctor knelt with one half of a just breathing soldier. An ugly wound with feathered edges bubbled in the mans chest. </text:p>
      <text:p text:style-name="Standard"/>
      <text:p text:style-name="Standard">Charlat lay next to the wounded man in the gore and blinked, turning turbo laser down the hallway. The muzzle of a thousand degree hound to tear any who would stop the doctors ministering. </text:p>
      <text:p text:style-name="Standard"/>
      <text:p text:style-name="Standard">The suits readouts told him as the doctor plugged the external blood supply port into the wounded man. The transfusion took moments. </text:p>
      <text:p text:style-name="Standard"/>
      <text:p text:style-name="Standard">How bad is he? </text:p>
      <text:p text:style-name="Standard"><text:soft-page-break/></text:p>
      <text:p text:style-name="Standard">“It is never how bad, its how much time. I could remake you from the shattered ashes of your flaming corpse as long as your black box is intact. But none of that matters if I cannot plug you punchies back together fast enough to keep the Hantonese from sawing your chips in half. </text:p>
      <text:p text:style-name="Standard"/>
      <text:p text:style-name="Standard">They're breaking the convention? No one's chips are to be touched per the signal convention. They, That's a war crime. <text:line-break/><text:line-break/>Something has changed. Got them fighting for keeps. </text:p>
      <text:p text:style-name="Standard"/>
      <text:p text:style-name="Standard">“That cannot be possible.” Adrenaline spiked Charlat system. Fear he hadn't felt before. The tapestry of his realty was rent. The contract had changed and he hadn't even been invited to the negotiations. </text:p>
      <text:p text:style-name="Standard"><text:line-break/>“Fuck look around you. The skull of every trooper on this deck has been sawed so expertly in half right where the motherboard of your lifeboat is. Them poor sod's is never opening their eyes to a fresh set of limbs and new cartilage in their knees again. They're DEAD.”</text:p>
      <text:p text:style-name="Standard"/>
      <text:p text:style-name="Standard">“Never been on the lifeboat before son?” Asked the Doctor nonchalantly. </text:p>
      <text:p text:style-name="Standard"/>
      <text:p text:style-name="Standard">“This is my first tour. I'm twenty deaths before I'm a citizen.” </text:p>
      <text:p text:style-name="Standard"/>
      <text:p text:style-name="Standard">“It works out to be more like fifty before the really let you in. The recruiters are full of shit. And for some its many more.” </text:p>
      <text:p text:style-name="Standard"/>
      <text:p text:style-name="Standard">The wounded man garbled back to consciousness with a cough, which spattered blood out of the saw wound in his chest. <text:line-break/><text:line-break/>“Kill me now” growled the man. He glared at the doctor, as if he was an ancient enemy. And raised his hands to strangle. <text:line-break/><text:line-break/>“There you are beautiful! Had a nice nap?” Said the doctor to the wounded soldier. He pushed the reaching arms away from his neck “You are one of the top ten messes I have ever had. Normally I'd pluck your box out of this wreck and give you a freshie, but we don't have that luxury.” </text:p>
      <text:p text:style-name="Standard"/>
      <text:p text:style-name="Standard">“The man screamed a gurgling visceral cry his hands felt for his legs but there was nothing there but a mangled <text:s/>trailingwhisp of intestine and the stump of his spine.”</text:p>
      <text:p text:style-name="Standard"/>
      <text:p text:style-name="Standard">“YOU BASTARD I WON'T DO THIS AGAI....” </text:p>
      <text:p text:style-name="Standard"/>
      <text:p text:style-name="Standard">The doctor plunged a packet of adrenaline and pain killer into the port in the mans neck. He also doped Charlat. </text:p>
      <text:p text:style-name="Standard"/>
      <text:p text:style-name="Standard">“I don't need that” said charlat over the wavering subsiding cries of the wounded man. </text:p>
      <text:p text:style-name="Standard"/>
      <text:p text:style-name="Standard">“You are going to. The three of us are going to experience enough pain to make us mad before we hit the bridge. You'll be begging me for more of that before it is done.”<text:line-break/><text:line-break/>“And you, my long legged friend.” Said the doctor to the wounded man “You are in especially deep trouble. I have no neural bindings in this kit which means I cannot block those raw shattered nerves at <text:soft-page-break/>the base of your spine. So every move, shot, and bounce will be hell for you. </text:p>
      <text:p text:style-name="Standard"/>
      <text:p text:style-name="Standard">Cut them off Said the man guttural and fierce. <text:s text:c="2"/></text:p>
      <text:p text:style-name="Standard"/>
      <text:p text:style-name="Standard">I would deary but the three of us have what I estimate to be six minutes to track a hundred Hantonese marauders through the bowls of this ship, to the break in the bulwark they're going to try to use to breach the bridge. And surgery like that would take me ten minutes which we do not have. </text:p>
      <text:p text:style-name="Standard"/>
      <text:p text:style-name="Standard">Charlat noticed a wound in the doctors neck that was pumping blood. <text:line-break/><text:line-break/>You're bleeding from the neck. <text:line-break/><text:line-break/>Shit you're right and the doctor fast cauterized the wound. </text:p>
      <text:p text:style-name="Standard"/>
      <text:p text:style-name="Standard">Ok so here's the plan. And the Doctor stood. He lifted the half a man to a crouch and the strapped him bodily to the back of his medical armor. </text:p>
      <text:p text:style-name="Standard"/>
      <text:p text:style-name="Standard">“you're riding with me. Keep anything and everything you can from killing me. </text:p>
      <text:p text:style-name="Standard"/>
      <text:p text:style-name="Standard">“You” and he pointed a Charlat. Pick up....... and the doctor scanned the room. That man, and that man. </text:p>
      <text:p text:style-name="Standard"/>
      <text:p text:style-name="Standard">What for? </text:p>
      <text:p text:style-name="Standard"/>
      <text:p text:style-name="Standard">“Spare parts. I'm going to need pieces to keep us all alive. They'll do for now, and I am sure we can find more along the way.” </text:p>
      <text:p text:style-name="Standard"><text:line-break/>He helped Charlat heave one corpse over his shoulder and use the belay climbing cable coiled like a winch at his waist to lash another to drag behind him. </text:p>
      <text:p text:style-name="Standard"/>
      <text:p text:style-name="Standard">Alright. The three men stood in the shattered artery of the corridor, the last surviving T cells of a body in plague. </text:p>
      <text:p text:style-name="Standard"/>
      <text:p text:style-name="Standard">Another plunge through a doorway at the end of the blood rimed passage and they were on the hunt again. The passing of the marauder was marked with scores of gun fire along every wall, the thick armor piercing slugs made gargantuan holes in the walls and dead alike. The path was strewn with torn technology, view panels and door <text:s/>controls hung by wires, sensor clusters smoked. Ruined bodies in heaps around defensive points. Charlat coughed against another acrid breath of <text:s/>smoke as they ran through a cloud of thick foggy blue haze</text:p>
      <text:p text:style-name="Standard"/>
      <text:p text:style-name="Standard">The doctor bumped against his back, so close he could hear the man breathing. The poor mangled soldier made a soft whimper that Charlat had to block out, so deep did it signal the pain that was smashed into the mans body and assaulted his mind. </text:p>
      <text:p text:style-name="Standard"/>
      <text:p text:style-name="Standard">Get ready Said Charlat. The doctor had picked up a light turbo laser from a corpse, he eyed its readout and gave an affirmative.</text:p>
      <text:p text:style-name="Standard"/>
      <text:p text:style-name="Standard">“Fucking get this over with mate, I want to be doped to the gills laying in the bridge in fifteen minutes.” </text:p>
      <text:p text:style-name="Standard"/>
      <text:p text:style-name="Standard"><text:soft-page-break/>The corner they rounded had been hacked at with a hundred saw bayonet strokes, until the structural beams showed adamantine gray beneath the white corridor plates. The marauders has shot the corner defenders through the hole they'd hacked. Charlat could see the bodies through the gaps in the wall. Charlat elected to return the treatment.</text:p>
      <text:p text:style-name="Standard"/>
      <text:p text:style-name="Standard">The noise from around the corner was colossal, whirring engines of the saw bayonets. Charlat sniffed the peculiar oily exhaust now that they were close. A dozen marauders were busy hacking the corpses of the dead, killing the conciousness hidden in what was supposed to be a sacred sanctuary. </text:p>
      <text:p text:style-name="Standard"/>
      <text:p text:style-name="Standard">Charlat palmed an explosive from the waist belt of his suit and threaded it around the corner in a swift heave. The doctor and the half soldier hit the deck. Everything beyond the skeleton of the hacked corner was cleaved with fire as bombs within bombs perpetuated throughout the space. </text:p>
      <text:p text:style-name="Standard"/>
      <text:p text:style-name="Standard">The half soldier screamed. His eyes were wild. He turned in his straps and fired at nothing in the corridor. “Get me closer,”he groaned in the doctors ear. “I want to share some of this pain.” </text:p>
      <text:p text:style-name="Standard"/>
      <text:p text:style-name="Standard">The marauders sent a wave scouting down the bombed hallway. The soldier did not wait long. </text:p>
      <text:p text:style-name="Standard"/>
      <text:p text:style-name="Standard">Fucking hell Said the doctor as the muzzle of the heavy turbo laser erupted just past the line of his shoulder and face, light burns reddening his skin. </text:p>
      <text:p text:style-name="Standard"/>
      <text:p text:style-name="Standard">Charlat rounded the corner after them and saw seven of the helmeted invaders falling back and firing wildly. Three more pressed forward saw bayonets held in a high arc. The soldier bellowed as he felled them</text:p>
      <text:p text:style-name="Standard"/>
      <text:p text:style-name="Standard">Keep moving! Charlat pressed into the doorway the seven had moved through, and found a horse shoe shaped ambush. Three hand to hand fighters dove at him, while four attackers blasted holes in everything his direction. He blocked the stroke of a saw bayonet and plunged the glowing red short sword he drew from his hip into the marauder with a punching stab. He maneuvered the body to block the slugs but more found their way to him. </text:p>
      <text:p text:style-name="Standard"/>
      <text:p text:style-name="Standard">The second and third marauder clove him deeply. One in the leg, the other a raking slice across the chest. Alarms screamed in his suit and blood filled his mouth. He parried a second blow. His short sword Found a hole in the man's guard, high over his rifle and straight to the neck. He pressed the third back with the mussel of the turbo laser and violent reprisal barked from its mouth. <text:line-break/><text:line-break/>The melee fighters were dead before they could finish their strokes, and Charlat would have been as well had not the doctor and his pain soaked passenger followed up behind. The doctor fired his light weapon slowly, methodically, and the heavy laser over his shoulder punched staccato rapid succession heat and hate throughout the air. </text:p>
      <text:p text:style-name="Standard"/>
      <text:p text:style-name="Standard">“FUCK YOU ANIMALS, THIS IS CIVILIZATION. THIS IS PROGRESS YOU'RE STEALING FROM. THIS IS RIGHT” <text:s/>The soldier spit. The four were dead. They fell back, and the doctor wired a trip bomb haphazardly at the pinch of the corner. </text:p>
      <text:p text:style-name="Standard"/>
      <text:p text:style-name="Standard">The doctor helped Charlat to a seat and immediately started pumping him full of blood from the dead man's reserves. He filled the slug holes, flesh plugs that the nanomachines <text:s/>in his blood stream and suit began diligently weaving to his body as soon as sunk home. </text:p>
      <text:p text:style-name="Standard"/>
      <text:p text:style-name="Standard"><text:soft-page-break/>“You cannot do that again. Anther ambush like that and we'll be dead. I do not have time for major surgery like this hold that tourniquet.” The doctor handed him a steel pin which wound through the twisted strap which bound his leg. The blood was bright red and new. </text:p>
      <text:p text:style-name="Standard"/>
      <text:p text:style-name="Standard">“It's fucked. Ruined. Gonna have to come off.” <text:line-break/><text:line-break/>Charlat protested “ I cannot move with one leg.” <text:line-break/></text:p>
      <text:p text:style-name="Standard">I know you nob. You'll have his, and the doctor unloaded the man from his shoulder and cleaved his leg from the body with a stroke. Wire nerve and sinew exposed at the split in the fold of the groin. </text:p>
      <text:p text:style-name="Standard"/>
      <text:p text:style-name="Standard">A fat double dose of pain blockers into his neck, and off came his leg. Charlat vomited. The heat of the cauterizer and smell filled his nostrils. The soldier watched with vacant gaze. </text:p>
      <text:p text:style-name="Standard"/>
      <text:p text:style-name="Standard">Staples and terrine sheathes held his muscles to the tendons of the deadman's leg. He twitched as the doctor hooked up nerves. He felt the sickly slick glide clunk as the socket accepted the ball of the new leg. </text:p>
      <text:p text:style-name="Standard"/>
      <text:p text:style-name="Standard">The doctor laughed. “We should have picked you a taller one. Charlat looked at his boots to see a two inch difference in the base of his feet. </text:p>
      <text:p text:style-name="Standard"/>
      <text:p text:style-name="Standard">“Be sure to step double with the shorter leg or you'll just be going in circles now won't you? “</text:p>
      <text:p text:style-name="Standard"/>
      <text:p text:style-name="Standard">Charlat stood. With miraculous rapidity the new flesh became <text:s/>almost his own. </text:p>
      <text:p text:style-name="Standard"/>
      <text:p text:style-name="Standard">“Good thing they grow you all the same blood type.” </text:p>
      <text:p text:style-name="Standard"/>
      <text:p text:style-name="Standard">“We cannot share what we've done here” said Charlat.</text:p>
      <text:p text:style-name="Standard"/>
      <text:p text:style-name="Standard">“very much against regulations” Said the doctor as they stepped over the trip bomb and plunged down and past the ambush. It was not but a moment before they caught more marauders who had circled back like a swarm of bees to avenge their fallen. </text:p>
      <text:p text:style-name="Standard"/>
      <text:p text:style-name="Standard">It was a running battle and the turbo lasers glowed red. The doctor bound a chest plate to the barrel of the soldier which blocked some of the blistering heat. The soldier drooled now and did not speak. Blood dripped from the ruin of his midsection. The doctor hooked another blood bag to his arm. </text:p>
      <text:p text:style-name="Standard"/>
      <text:p text:style-name="Standard">“Nothing that happens here will be reported to Parthanon.” Said the doctor. </text:p>
      <text:p text:style-name="Standard"/>
      <text:p text:style-name="Standard">Charlat seemed an eon from the home world were he'd been trained. He realized now what a futile <text:s/>charade the choice to join had been. Illusion. He was always coming here. He'd been engineered with a lifeboat grown into his body from the first weeks of his cells splitting. Had literally grown around his own mind's tomb. </text:p>
      <text:p text:style-name="Standard"/>
      <text:p text:style-name="Standard">The edges of corridors wavered. Then they were blank. Deep fear struck Charlat. Reality was wrong. The marauders seemed unimportant now. Mosquitoes on the backs of lions fighting for supremacy. </text:p>
      <text:p text:style-name="Standard"/>
      <text:p text:style-name="Standard">“Hey” shouted the doctor “look at me” he said with persistence. </text:p>
      <text:p text:style-name="Standard"/>
      <text:p text:style-name="Standard"><text:soft-page-break/>“It's the drugs. Nothing more. You're at 700% the max level. Fight through it. Weapon up. Keep firing”</text:p>
      <text:p text:style-name="Standard"/>
      <text:p text:style-name="Standard">Charlat barely heard him, focused on the face of the soldier which he no longer recognized. A stranger who moments ago had been an ally. </text:p>
      <text:p text:style-name="Standard"/>
      <text:p text:style-name="Standard">Another ambush, and probing scouts as they retreated. Charlat saw the solution... like he'd been here before. <text:s/></text:p>
      <text:p text:style-name="Standard"/>
      <text:p text:style-name="Standard">He stood the deck plates on their edge, and dropped into the maintenance shaft below. The doctor and the soldier fired from cover while charlat crawled over cable and pipe to appear once again behind the horse shoe of hantoneese. They died in droves. Charlat dropped his warped turbo laser to the deck, a casualty of the heat and ferocity of the fighting. He picked one of the hantonesse's crude bolters from a man's still gasping body, and crushed the life from his skull with a heavy palm, while he scoured the dead for the curved magazines that fed the bolters. </text:p>
      <text:p text:style-name="Standard"/>
      <text:p text:style-name="Standard">A scuffle down the hall way. Shouting, which he'd heard before.</text:p>
      <text:p text:style-name="Standard"/>
      <text:p text:style-name="Standard">“IT'S A FUCKING LIE BOY, GIVE ME YOUR SPOT, I'M THE ONLY ONE WHO CAN HANDLE IT. THIS IS JUST THE BEGINING.” Then silence. Charlat returned to the upended deck plates. </text:p>
      <text:p text:style-name="Standard"/>
      <text:p text:style-name="Standard">The doctor looked shaken, like he was barely maintaining. The edge of his face was badly blistering</text:p>
      <text:p text:style-name="Standard"/>
      <text:p text:style-name="Standard">More gunfire, and lasers erruped close. The remaining resistance bunching near the bridge. </text:p>
      <text:p text:style-name="Standard"/>
      <text:p text:style-name="Standard">“Help me strap him back to me.” He said in a weak whisper. </text:p>
      <text:p text:style-name="Standard"/>
      <text:p text:style-name="Standard">“What happened, </text:p>
      <text:p text:style-name="Standard"/>
      <text:p text:style-name="Standard">The soldier was on his back, clawing at the doctor, the stump of his spine the fulcrum point of his efforts to reach the surgeons neck. He seemed unaware as the bones pressed into the deck with a pressure which made Charlat wince. He moved to hold him down. </text:p>
      <text:p text:style-name="Standard"/>
      <text:p text:style-name="Standard">“He tried to kill me.” <text:line-break/><text:line-break/>the doctor packed up his tools. </text:p>
      <text:p text:style-name="Standard"/>
      <text:p text:style-name="Standard">Give him more pain meds. </text:p>
      <text:p text:style-name="Standard"/>
      <text:p text:style-name="Standard">“I don't dare. He's swimming in them as it is.”</text:p>
      <text:p text:style-name="Standard"/>
      <text:p text:style-name="Standard">The man's mouth moved as if to speak but nothing but a hollow horse exhale followed the movement past the lips. Charlat thourhg he could read a word on the man's mouth but the docotor covered the portal with his hand. </text:p>
      <text:p text:style-name="Standard"/>
      <text:p text:style-name="Standard">Tie his hands to his weapon. He cannot kill me if he cannot reach me. </text:p>
      <text:p text:style-name="Standard"/>
      <text:p text:style-name="Standard">Charlat bound the soldiers limbs to his turbolaser with the wire of <text:s/>the soldier's belay and Lifted him to the straps. When he hung once more on the docotors shoulders he violently pressed the hot barrel against <text:s/>the nape of the healers neck. </text:p>
      <text:p text:style-name="Standard"><text:soft-page-break/></text:p>
      <text:p text:style-name="Standard">AUUUUUGH Screamed the doctor. </text:p>
      <text:p text:style-name="Standard"/>
      <text:p text:style-name="Standard">Charlat punched a vial of his own painkillers from the medial port at his hip into the soldiers arm port. The man hung limp again and blood frothed drool dripped from his mouth and the edges of a newly stapled wound Charlat had not seen at the edges of his neck. </text:p>
      <text:p text:style-name="Standard"/>
      <text:p text:style-name="Standard">“What happened to his throat?” </text:p>
      <text:p text:style-name="Standard"/>
      <text:p text:style-name="Standard">“Fuck do you think lad? Are we at a tea party? Rub that on my neck” the doctor handed him a tube of green ointment. It worked as if a miracle. <text:s/>The savage burns repented their hatred and new pink skin shown as charlats hand passed over the flesh. </text:p>
      <text:p text:style-name="Standard"/>
      <text:p text:style-name="Standard">“Lad” </text:p>
      <text:p text:style-name="Standard"/>
      <text:p text:style-name="Standard">Blue smoke roiled at the bottom edge of the doorway out of the coridor.</text:p>
      <text:p text:style-name="Standard"/>
      <text:p text:style-name="Standard">“Lad” </text:p>
      <text:p text:style-name="Standard"/>
      <text:p text:style-name="Standard">Screams and violence around the corner. </text:p>
      <text:p text:style-name="Standard"/>
      <text:p text:style-name="Standard">“Lad we're almost to the bridge.” </text:p>
      <text:p text:style-name="Standard"/>
      <text:p text:style-name="Standard">It seemed an other eon before the doctor spoke again. And when he did it was as if through a muffle. </text:p>
      <text:p text:style-name="Standard"/>
      <text:p text:style-name="Standard">“You've done well again. I'm sorry you had to go through this. Its almost done.” <text:s/></text:p>
      <text:p text:style-name="Standard"/>
      <text:p text:style-name="Standard">The sense that this was wrong gushed around the seams of the ship and cracks in the walls, bubbled from the floorboards and as swampwater flooded his boots and filled the spaces between Charlats toes.</text:p>
      <text:p text:style-name="Standard"/>
      <text:p text:style-name="Standard">He almost knew <text:span text:style-name="T1">what</text:span> was wrong, but then another double hit of adrenaline and chems from the vial in the docotors crossed palms. The hands pressed over his arm port in benediction. The presurized medical vial hissed in release as its contenets blasted into his veins.</text:p>
      <text:p text:style-name="Standard"/>
      <text:p text:style-name="Standard"><text:s/>“AHHH YEAH THAT'S THE STUFF” </text:p>
      <text:p text:style-name="Standard"/>
      <text:p text:style-name="Standard">His focus white, his movements precise, time was not his master. Into the breach once more. </text:p>
      <text:p text:style-name="Standard"/>
      <text:p text:style-name="Standard">The crude Hantonese bolter clattered, every second shot flying true. What it lacked in accuracy it made up for in durabilty and sheer volume of fire. Charlat fed magazine after magazine into its greedy maw. He scoffed, impressed as a bolter slug struck the rifle and <text:span text:style-name="T1">it did not stop functioning</text:span><text:span text:style-name="T2">. </text:span></text:p>
      <text:p text:style-name="P1"/>
      <text:p text:style-name="P1">There were dozens of soldiers behind bunkered walls at either side of the blast door that hung over the portal to the bridge. Cluster bombs tore the bodies of the already dead <text:s/>piled in no mans land. Turbo laser fire and bolter slugs coursed thick like swallows diving and flocked for migration. </text:p>
      <text:p text:style-name="P1"/>
      <text:p text:style-name="P1">Charlat clunked forward on uneven legs and heaved every explosive he had left into the flank of the hantoneese line. What were once men became meat, and chunks of them spattered like shining raw glitter on the floor, walls, <text:s/>and ceelings. Half the line was crushed under his will. </text:p>
      <text:p text:style-name="P1"><text:soft-page-break/></text:p>
      <text:p text:style-name="P1">In return for his success <text:s/>He was punched through a dozen times by bolter fire, The holes in the wall behind him marked red rimmed to show which had struck and which had missed. Before he could fall <text:s/>the doctor was at his back and he watched in amazement as the holes in his body were filled and regrew before his eyes.</text:p>
      <text:p text:style-name="P1"/>
      <text:p text:style-name="P1">They fell behind cover, Charlat bristling with barrles. The doctors light laser poking from the space between his left arm, and the now concious and fierce soldier firing methodically and precisely from his right. A dozen hantoneese fell as they tried to close the gap. Some came to ground on the still spinning blades of the saw bayonets and were cloven in two. </text:p>
      <text:p text:style-name="P1"/>
      <text:p text:style-name="P1">The soldiers at the bridge took advantage of their breathing room and regrouped. The attack brought space, but not delivery. </text:p>
      <text:p text:style-name="P1"/>
      <text:p text:style-name="P1">The doctor loosed the soldier from his strapps and the man crawled to the gap in cover and fired hatred and fixed determination.</text:p>
      <text:p text:style-name="P1"/>
      <text:p text:style-name="P1">Charlat knew before the doctor told him that his heart was shattered. The alarms in his suit had screamed it the moment the slug tore the bottom out of his left ventricle. Nanomachines had poured out from their hives in the paracardium, trying but failing to stop the bleeding. Pumps whirred at the hip level of his armor that acted as a makeshift circulatory system as the potasium filled him and his natural heart ceased to beat its shattered rhythm. </text:p>
      <text:p text:style-name="P1"/>
      <text:p text:style-name="P1">The minutes of battle seemed hours, the ragged corpse which Charlat had been dragging behind him for this eternity showed threadbare and worn at the edges like sea glass. The doctor opened the body up with seasoned ease and twisted the steel retainers grown into each of the arteries and veins. <text:s/>The steel rings snapped shut, the arteries closed and the heart was ready for transplant. </text:p>
      <text:p text:style-name="P1"/>
      <text:p text:style-name="P1">“Now lad you hold on.” The surgeons eyes grew steely “for this is going to make all your other pain seem like childs play” The heart was mottled and ruddy and the doctor hunched around it protectively. the surrounding cover of the hallway seemed much more hostile when compared with the exposed <text:s/>heart.<text:line-break/><text:line-break/>The remaining soldiers at the bridge were faltering, Charlat could hear the slow down in the laser fire. <text:line-break/><text:line-break/>“Hurry, they need me.”</text:p>
      <text:p text:style-name="P1"/>
      <text:p text:style-name="P1">“They've already got the better half of our reinforcements. You lay back” Charlat laughed at the crude pun and then he was in hell. </text:p>
      <text:p text:style-name="P1"/>
      <text:p text:style-name="P1">The doctor removed his chest plate, and repeated the cleaving hack that he'd just preformed on the corpse. Charlate stared in disbelief as he watched the doctor prop open his ribs, the wound poured blood onto the deck. </text:p>
      <text:p text:style-name="P1"/>
      <text:p text:style-name="P1">He could feel the surgeoun rooting around in his body, the sounds of the fight now distant, then ceasing all together. Calm eary and wrong. </text:p>
      <text:p text:style-name="P1"/>
      <text:p text:style-name="P1">“What's happening?”</text:p>
      <text:p text:style-name="P1"/>
      <text:p text:style-name="P1"><text:soft-page-break/>“Focus on this, focus on staying alive. We need you”</text:p>
      <text:p text:style-name="P1"/>
      <text:p text:style-name="P1">Minute clicks registered in his chest. The doctor connected each of the major blood vessels. The new heart in place the pumps at his hips slowed their whir. </text:p>
      <text:p text:style-name="P1"/>
      <text:p text:style-name="P1">“Hold on bite this.” </text:p>
      <text:p text:style-name="P1"/>
      <text:p text:style-name="P1">Charlat took the proffered knife handle in his teeth. Attempting to raise his arms, his fingers numb and cold. </text:p>
      <text:p text:style-name="P1"/>
      <text:p text:style-name="P1">Motion again in his chest, and the doctor looked away. The jolt of electricity arched his back and his heart was beating once more. </text:p>
      <text:p text:style-name="P1"/>
      <text:p text:style-name="P1">The doctor made a show of forgetting one of his instruments in charlat's chest</text:p>
      <text:p text:style-name="P1"/>
      <text:p text:style-name="P1">“Where'd I put my ring connector boy? Have you seen.... Oh here it is!” and he pulled the staged tool from inside the man</text:p>
      <text:p text:style-name="P1"/>
      <text:p text:style-name="P1">“Damn it doc.” Charlat laughed</text:p>
      <text:p text:style-name="P1"/>
      <text:p text:style-name="P1">gingerly, gently the wound was sutured shut. And the wrong flowed back through Charlat as the blood began beating though his new heart. </text:p>
      <text:p text:style-name="P1"/>
      <text:p text:style-name="P1">“What's happening out there.”<text:line-break/><text:line-break/>Knowingly Doc said “Go have a look.” and turned his eyes to his instruments and would say no more. </text:p>
      <text:p text:style-name="P1"><text:line-break/>Charlat took up his bolter and peered around the cover. Everyone was dead. The hantoneese, the defenders at the bridge. Charlat stood and stepped into the murky charnel of the battle's remnants.</text:p>
      <text:p text:style-name="P1"/>
      <text:p text:style-name="P1">The new heart caught in his chest. What should be freshly dead combatants were long desiccated corpses. The blood he'd spilled was dried and red flaked dust, swirling jetsom in the stale air. </text:p>
      <text:p text:style-name="P1"/>
      <text:p text:style-name="P1">Charlat turned a corpse over with his boot, and the old tendons cracked. What should have been a face was now only a skull, shattered and cleaved, the lifeboat within broken. </text:p>
      <text:p text:style-name="P1"/>
      <text:p text:style-name="P1">The sound caught his attention, and drew him to the bridge. A cry of anger echoed past the mountainous blast door which had be carved from it's hinges and lay in puddles of congealed slag, long cold. The way was open, the battle long lost. </text:p>
      <text:p text:style-name="P1"/>
      <text:p text:style-name="P1">Writhing in his pain, streaks of blood showing a pattern of long agony, lay the half soldier. He raised his turbo laser as Charlat entered the room and fired wildly. A quick duck and he raised his bolter back to fire, but doc rushed to the man and pressed him with a great embrace. </text:p>
      <text:p text:style-name="P1"/>
      <text:p text:style-name="P1">Meager cries, pittiful and defeated escaped the soldier's lips, but the sounds gutteral and gasping, the man's vocal cords gone. “I just want to die. We never make it here in time. The engines are always gone.”</text:p>
      <text:p text:style-name="P1"/>
      <text:p text:style-name="P1">Charlat looked out the starship's expansive main window. The bridge was a wide platau rising above <text:soft-page-break/>the body of the ship, filled with holotables and projector points, it had been a hub of information and simulation, a mind made of men, to keep the starship unfaltering through the harsh vageries of space. From its dead eyes Charlat saw the wings of the port and starboard arms. Clipped and shattered, the worst had happened. </text:p>
      <text:p text:style-name="P1"/>
      <text:p text:style-name="P1">“The engines are gone.” Said charlat. “They've been torn bodily and the wings are ruined.”</text:p>
      <text:p text:style-name="P1"/>
      <text:p text:style-name="P1">The doctor held the soldier in his lap. The man's chest heaving against the doctor's calm body. </text:p>
      <text:p text:style-name="P1"/>
      <text:p text:style-name="P1">“You have to kill us. I won't do this again. I can't you don't know what a hell this is. Don't give me any more...” but his protests fell on deaf ears and the doctor ministered to him once more. The soldier faded, eyes rolling, mouth slack and dumb.</text:p>
      <text:p text:style-name="P1"/>
      <text:p text:style-name="P1">“<text:span text:style-name="T1">What has happened here?”</text:span> asked Charlat to the doctor. </text:p>
      <text:p text:style-name="P1"/>
      <text:p text:style-name="P1">“You did a very brave and foolish thing.” </text:p>
      <text:p text:style-name="P1"/>
      <text:p text:style-name="P1">Charlat looked at the unending expanse of space, cruel and beautiful. </text:p>
      <text:p text:style-name="P1"/>
      <text:p text:style-name="P1">“There weren't enough life boats.” </text:p>
      <text:p text:style-name="P1"/>
      <text:p text:style-name="P1">The doctor nodded </text:p>
      <text:p text:style-name="P1"/>
      <text:p text:style-name="P1">“Where are we?”</text:p>
      <text:p text:style-name="P1"/>
      <text:p text:style-name="P1">“As far as I can tell we're aboard yours lad.”</text:p>
      <text:p text:style-name="P1"/>
      <text:p text:style-name="P1">“Aren't the lifeboats supposed to be rooms of reading, training, built to house you for as long as you need to wait to be embodied again?”</text:p>
      <text:p text:style-name="P1"/>
      <text:p text:style-name="P1">“What the boats should be, and what they are, are two different things. And we crowed aboard yours, lost men drifting for dead. Maybe we had to delete something to make room. I often wonder if that's what cut him, because his wounds are like nothing I've ever seen before. ” </text:p>
      <text:p text:style-name="P1"/>
      <text:p text:style-name="P1">Charlat looked now, seeing for the first time in truth the pixilated edges and glitchy seam where the soldier had been broken in half, like his legs took up too much memory and had to be left behind.” </text:p>
      <text:p text:style-name="P1"/>
      <text:p text:style-name="P1">“Why do you take his vocal cords?”</text:p>
      <text:p text:style-name="P1"/>
      <text:p text:style-name="P1">“Sometimes he raves maddeningly in a language I do not know. Sometimes he is an enemy you must defeat here. It is better if you cannot hear him speak. His words, the dark side of the truth, are his greatest weapon.”</text:p>
      <text:p text:style-name="P1"/>
      <text:p text:style-name="P1">“How long have you known?” Charlat turned and clunked unevenly on the wrong length leg.</text:p>
      <text:p text:style-name="P1"/>
      <text:p text:style-name="P1">“I keep everything I can from you. I don't know what happens if you die, or see the falsehoods. We may lose the boat. We have to keep making the bridge.” </text:p>
      <text:p text:style-name="P1"/>
      <text:p text:style-name="P1">“How many times have we done this?” </text:p>
      <text:p text:style-name="P1"><text:soft-page-break/></text:p>
      <text:p text:style-name="P1">The doctors lips moved but Charlat could not make the noises make sense. </text:p>
      <text:p text:style-name="P1"/>
      <text:p text:style-name="P1">“I can tell you but you never hear me. You're blocking it out.”</text:p>
      <text:p text:style-name="P1"/>
      <text:p text:style-name="P1">“Is it always the same?” </text:p>
      <text:p text:style-name="P1"/>
      <text:p text:style-name="P1">“You ask different questions, we talk ideas now and again, when we reach the bridge.” </text:p>
      <text:p text:style-name="P1"/>
      <text:p text:style-name="P1">The enormity of what the doctor had been enduring struck Charlat like a hammer. </text:p>
      <text:p text:style-name="P1"/>
      <text:p text:style-name="P1">“How long do we have before it starts again?” </text:p>
      <text:p text:style-name="P1"/>
      <text:p text:style-name="P1">“We can stay here, in the bridge until you decide to start again. I don't know how you do it. Often you just close your eyes and we're back at the beginning, and I'm holding him again.” </text:p>
      <text:p text:style-name="P1"/>
      <text:p text:style-name="P1">“What happens if we stop?” </text:p>
      <text:p text:style-name="P1"/>
      <text:p text:style-name="P1">The doctor looked at him, the look alone enough to answer. </text:p>
      <text:p text:style-name="P1"/>
      <text:p text:style-name="P1">“Do we have to fight? Can we make another ending, leave the loop?”</text:p>
      <text:p text:style-name="P1"/>
      <text:p text:style-name="P1">“That is a question you've never asked before. I don't know boy, but we can try.” </text:p>
      <text:p text:style-name="P1"/>
      <text:p text:style-name="Standard">A thick blue haze, hung in the dim corridor. It was also a taste, a smell, that permeated everything and would stay for far too long, unwelcome and sickly sweet, like a wound untended in the sun. </text:p>
      <text:p text:style-name="Standard"/>
      <text:p text:style-name="P1">Charlat coughed and charged through, his eyes squinted to slits. His heavy armor boots clanking against the floor grates. He knew not from where he came. He seemed to have always been here, running into this wreckage.</text:p>
      <text:p text:style-name="P1"/>
      <text:p text:style-name="P1">Use a lot of similies, my dialoge is sparse and not very good. Alteration throughout and my description is overly long. I think I foreshadow the twist too heavily. Any thoughts and honest critique are appreciated. <text:line-break/><text:line-break/></text:p>
      <text:p text:style-name="P1"/>
      <text:p text:style-name="P1"/>
      <text:p text:style-name="P1"/>
      <text:p text:style-name="Standard"/>
      <text:p text:style-name="Standard"/>
      <text:p text:style-name="Standard"/>
      <text:p text:style-name="Standard"/>
      <text:p text:style-name="Standard"/>
      <text:p text:style-name="Standard"/>
      <text:p text:style-name="Standard"><text:s/><text:line-break/><text:line-break/><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2-04-09T10:33:58.89</meta:creation-date>
    <dc:date>2022-04-15T15:48:54.26</dc:date>
    <dc:creator>Blake Stanger</dc:creator>
    <meta:editing-duration>PT15H16M40S</meta:editing-duration>
    <meta:editing-cycles>14</meta:editing-cycles>
    <meta:generator>OpenOffice/4.1.11$Win32 OpenOffice.org_project/4111m1$Build-9808</meta:generator>
    <meta:document-statistic meta:table-count="0" meta:image-count="0" meta:object-count="0" meta:page-count="11" meta:paragraph-count="164" meta:word-count="4951" meta:character-count="27084"/>
  </office:meta>
</office:document-meta>
</file>